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Quant.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https://www.botnroll.com/pt/motores-dc/2247-micro-motor-dc-140rpm-par-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https://www.botnroll.com/pt/esp/3131-placa-de-desenvolvimento-esp32-c-conectores-femea-espressif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-SRF05</text:p>
          </table:table-cell>
          <table:table-cell office:value-type="string" calcext:value-type="string">
            <text:p>https://www.botnroll.com/pt/sonares/3732-sensor-de-dist-ncia-ultrass-nico-hy-srf05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S3200</text:p>
          </table:table-cell>
          <table:table-cell office:value-type="string" calcext:value-type="string">
            <text:p>https://www.botnroll.com/pt/luz-imagem/2011-sensor-de-cor-tcs3200-ws-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-00-0000</text:date>, <text:time style:data-style-name="N2" text:time-value="11:44:17.302477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1-30T11:54:32.197749108</dc:date>
    <meta:editing-duration>PT10M35S</meta:editing-duration>
    <meta:editing-cycles>2</meta:editing-cycles>
    <meta:document-statistic meta:table-count="1" meta:cell-count="14" meta:object-count="0"/>
  </office:meta>
</office:document-meta>
</file>